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marker-end="" draw:marker-end-width="0.3cm" draw:fill="none" draw:textarea-vertical-align="middle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cm" fo:min-width="0cm"/>
    </style:style>
    <style:style style:name="gr7" style:family="graphic" style:parent-style-name="standard">
      <style:graphic-properties svg:stroke-color="#000000" draw:fill="solid" draw:fill-color="#ffffff" draw:textarea-vertical-align="middle"/>
    </style:style>
    <style:style style:name="gr8" style:family="graphic" style:parent-style-name="standard">
      <style:graphic-properties svg:stroke-color="#000000" draw:fill="solid" draw:fill-color="#000000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13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style:font-size-asian="18pt" style:font-size-complex="18pt"/>
    </style:style>
    <style:style style:name="P3" style:family="paragraph">
      <style:paragraph-properties fo:line-height="150%" fo:text-align="justify"/>
    </style:style>
    <style:style style:name="P4" style:family="paragraph">
      <style:paragraph-properties fo:line-height="150%" fo:text-align="justify"/>
      <style:text-properties fo:font-size="16pt" fo:font-style="italic" style:text-underline-style="none" style:font-size-asian="16pt" style:font-style-asian="italic" style:font-size-complex="16pt" style:font-style-complex="italic"/>
    </style:style>
    <style:style style:name="P5" style:family="paragraph">
      <style:paragraph-properties fo:text-align="center"/>
      <style:text-properties fo:color="#ffffff"/>
    </style:style>
    <style:style style:name="P6" style:family="paragraph">
      <style:text-properties fo:font-size="16pt" fo:font-style="italic" style:font-size-asian="16pt" style:font-style-asian="italic" style:font-size-complex="16pt" style:font-style-complex="italic"/>
    </style:style>
    <style:style style:name="P7" style:family="paragraph"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text-position="sub 58%" fo:font-size="18pt" style:font-size-asian="18pt" style:font-size-complex="18pt"/>
    </style:style>
    <style:style style:name="T3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4" style:family="text">
      <style:text-properties style:text-position="0% 100%" fo:font-size="16pt" fo:font-style="italic" style:text-underline-style="none" style:font-size-asian="16pt" style:font-style-asian="italic" style:font-size-complex="16pt" style:font-style-complex="italic"/>
    </style:style>
    <style:style style:name="T5" style:family="text">
      <style:text-properties fo:font-size="16pt" fo:font-style="italic" style:text-underline-style="none" style:font-size-asian="16pt" style:font-style-asian="italic" style:font-size-complex="16pt" style:font-style-complex="italic"/>
    </style:style>
    <style:style style:name="T6" style:family="text">
      <style:text-properties style:text-position="sub 58%" fo:font-size="16pt" fo:font-style="italic" style:text-underline-style="none" style:font-size-asian="16pt" style:font-style-asian="italic" style:font-size-complex="16pt" style:font-style-complex="italic"/>
    </style:style>
    <style:style style:name="T7" style:family="text">
      <style:text-properties style:text-position="0% 100%"/>
    </style:style>
    <style:style style:name="T8" style:family="text">
      <style:text-properties fo:font-size="16pt" fo:font-style="italic" style:font-size-asian="16pt" style:font-style-asian="italic" style:font-size-complex="16pt" style:font-style-complex="italic"/>
    </style:style>
    <style:style style:name="T9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4cm" svg:height="1.8cm" svg:x="12.1cm" svg:y="4.1cm">
          <text:p text:style-name="P1">Portfolio</text:p>
        </draw:rect>
        <draw:line draw:style-name="gr2" draw:text-style-name="P1" draw:layer="layout" svg:x1="14cm" svg:y1="2.2cm" svg:x2="14cm" svg:y2="3.9cm">
          <text:p/>
        </draw:line>
        <draw:frame draw:style-name="gr3" draw:layer="layout" svg:width="4.587cm" svg:height="0.963cm" svg:x="14.313cm" svg:y="2.237cm">
          <draw:text-box>
            <text:p>Markteinflüsse</text:p>
          </draw:text-box>
        </draw:frame>
        <draw:line draw:style-name="gr4" draw:text-style-name="P1" xml:id="id1" draw:id="id1" draw:layer="layout" svg:x1="16.184cm" svg:y1="4.994cm" svg:x2="17.95cm" svg:y2="4.994cm">
          <text:p/>
        </draw:line>
        <draw:rect draw:style-name="gr1" draw:text-style-name="P1" draw:layer="layout" svg:width="4cm" svg:height="1.8cm" svg:x="6.8cm" svg:y="4.1cm">
          <text:p text:style-name="P1">Regler</text:p>
        </draw:rect>
        <draw:line draw:style-name="gr4" draw:text-style-name="P1" draw:layer="layout" svg:x1="10.8cm" svg:y1="5cm" svg:x2="12.1cm" svg:y2="5cm">
          <text:p/>
        </draw:line>
        <draw:rect draw:style-name="gr1" draw:text-style-name="P1" draw:layer="layout" svg:width="4cm" svg:height="1.8cm" svg:x="12.099cm" svg:y="4.099cm">
          <text:p text:style-name="P1">Portfolio</text:p>
        </draw:rect>
        <draw:rect draw:style-name="gr1" draw:text-style-name="P2" xml:id="id2" draw:id="id2" draw:layer="layout" svg:width="4cm" svg:height="1.8cm" svg:x="9.299cm" svg:y="7.299cm">
          <text:p text:style-name="P1"><text:span text:style-name="T1">T</text:span><text:span text:style-name="T2">t</text:span></text:p>
        </draw:rect>
        <draw:connector draw:style-name="gr5" draw:text-style-name="P1" draw:layer="layout" svg:x1="17.95cm" svg:y1="4.994cm" svg:x2="13.299cm" svg:y2="8.199cm" draw:start-shape="id1" draw:start-glue-point="1" draw:end-shape="id2" draw:end-glue-point="1" svg:d="m17950 4994v3205h-4651">
          <text:p/>
        </draw:connector>
        <draw:frame draw:style-name="gr3" draw:layer="layout" svg:width="8.567cm" svg:height="1.136cm" svg:x="1.233cm" svg:y="1.3cm">
          <draw:text-box>
            <text:p><text:span text:style-name="T3">Regelung des Risikos</text:span></text:p>
          </draw:text-box>
        </draw:frame>
        <draw:line draw:style-name="gr2" draw:text-style-name="P1" draw:layer="layout" svg:x1="17.9cm" svg:y1="5cm" svg:x2="19.3cm" svg:y2="5cm">
          <text:p/>
        </draw:line>
        <draw:frame draw:style-name="gr3" draw:layer="layout" svg:width="1.421cm" svg:height="0.963cm" svg:x="17.979cm" svg:y="3.637cm">
          <draw:text-box>
            <text:p>v(t)</text:p>
          </draw:text-box>
        </draw:frame>
        <draw:line draw:style-name="gr2" draw:text-style-name="P1" draw:layer="layout" svg:x1="2.8cm" svg:y1="4.4cm" svg:x2="3.6cm" svg:y2="4.4cm">
          <text:p/>
        </draw:line>
        <draw:frame draw:style-name="gr3" draw:layer="layout" svg:width="2.043cm" svg:height="0.963cm" svg:x="10.257cm" svg:y="9.437cm">
          <draw:text-box>
            <text:p>1 Tag</text:p>
          </draw:text-box>
        </draw:frame>
        <draw:frame draw:style-name="gr3" draw:text-style-name="P4" draw:layer="layout" svg:width="6.547cm" svg:height="3.974cm" svg:x="1.422cm" svg:y="9.18cm">
          <draw:text-box>
            <text:p text:style-name="P3"><text:span text:style-name="T4">W, w'(t):</text:span><text:span text:style-name="T5"> Gewichtsvektor</text:span></text:p>
            <text:p text:style-name="P3"><text:span text:style-name="T5">v(t): <text:s/>Varianz, Risiko</text:span></text:p>
            <text:p text:style-name="P3"><text:span text:style-name="T5">T</text:span><text:span text:style-name="T6">t: Totzeit </text:span></text:p>
            <text:p text:style-name="P3"><text:span text:style-name="T5"/></text:p>
          </draw:text-box>
        </draw:frame>
        <draw:frame draw:style-name="gr6" draw:layer="layout" svg:width="1.67cm" svg:height="1.27cm" svg:x="10.7cm" svg:y="3.03cm">
          <draw:text-box>
            <text:p><text:span text:style-name="T7">w'(t)</text:span></text:p>
          </draw:text-box>
        </draw:frame>
        <draw:line draw:style-name="gr2" draw:text-style-name="P1" draw:layer="layout" svg:x1="10.999cm" svg:y1="2.95cm" svg:x2="11.799cm" svg:y2="2.95cm">
          <text:p/>
        </draw:line>
        <draw:frame draw:style-name="gr6" draw:layer="layout" svg:width="1.103cm" svg:height="1.27cm" svg:x="2.6cm" svg:y="4.5cm">
          <draw:text-box>
            <text:p><text:span text:style-name="T7">W</text:span></text:p>
          </draw:text-box>
        </draw:frame>
        <draw:circle draw:style-name="gr7" draw:text-style-name="P5" xml:id="id3" draw:id="id3" draw:layer="layout" svg:width="0.5cm" svg:height="0.5cm" svg:x="4.8cm" svg:y="4.7cm">
          <text:p/>
        </draw:circle>
        <draw:connector draw:style-name="gr5" draw:text-style-name="P1" draw:layer="layout" svg:x1="9.299cm" svg:y1="8.199cm" svg:x2="5.05cm" svg:y2="5.2cm" draw:start-shape="id2" draw:start-glue-point="3" draw:end-shape="id3" draw:end-glue-point="2" svg:d="m9299 8199h-4249v-2999">
          <text:p/>
        </draw:connector>
        <draw:line draw:style-name="gr4" draw:text-style-name="P1" draw:layer="layout" svg:x1="5.3cm" svg:y1="4.9cm" svg:x2="6.8cm" svg:y2="4.9cm">
          <text:p/>
        </draw:line>
        <draw:circle draw:style-name="gr8" draw:text-style-name="P5" draw:layer="layout" svg:width="0.5cm" svg:height="0.5cm" svg:x="17.722cm" svg:y="4.75cm">
          <text:p/>
        </draw:circle>
        <draw:line draw:style-name="gr4" draw:text-style-name="P1" draw:layer="layout" svg:x1="3.6cm" svg:y1="4.9cm" svg:x2="4.8cm" svg:y2="4.9cm">
          <text:p/>
        </draw:line>
        <draw:frame draw:style-name="gr3" draw:text-style-name="P6" draw:layer="layout" svg:width="9.223cm" svg:height="1.505cm" svg:x="9.266cm" svg:y="10.527cm">
          <draw:text-box>
            <text:p><text:span text:style-name="T8">Automatisierung, Kauf und Verkauf</text:span></text:p>
            <text:p><text:span text:style-name="T8">wäre einfach möglich ...</text:span></text:p>
          </draw:text-box>
        </draw:frame>
        <draw:frame draw:style-name="gr9" draw:text-style-name="P7" draw:layer="layout" svg:width="0.76cm" svg:height="1.763cm" svg:x="5.2cm" svg:y="4.737cm">
          <draw:text-box>
            <text:p text:style-name="P7"><text:span text:style-name="T9">-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6-18T13:47:11.55</meta:creation-date>
    <dc:date>2016-06-19T10:44:32.81</dc:date>
    <meta:editing-duration>PT35M44S</meta:editing-duration>
    <meta:editing-cycles>4</meta:editing-cycles>
    <meta:generator>OpenOffice.org/3.4.1$Win32 OpenOffice.org_project/341m1$Build-9593</meta:generator>
    <meta:document-statistic meta:object-count="25"/>
  </office:meta>
</office:document-meta>
</file>